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style-name="Default" office:value-type="string" calcext:value-type="string">
            <text:p>Required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Multi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SUM([.$C$2:.C2])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2]*[.E3]" office:value-type="float" office:value="1250" calcext:value-type="float">
            <text:p>1250</text:p>
          </table:table-cell>
          <table:table-cell table:formula="of:=SUM([.$C$2:.C3])" office:value-type="float" office:value="2250" calcext:value-type="float">
            <text:p>225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3]*[.E4]" office:value-type="float" office:value="1560" calcext:value-type="float">
            <text:p>1560</text:p>
          </table:table-cell>
          <table:table-cell table:formula="of:=SUM([.$C$2:.C4])" office:value-type="float" office:value="3810" calcext:value-type="float">
            <text:p>3810</text:p>
          </table:table-cell>
          <table:table-cell table:formula="of:=[.E3]-0.002" office:value-type="float" office:value="1.248" calcext:value-type="float">
            <text:p>1.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4]*[.E5]" office:value-type="float" office:value="1943.76" calcext:value-type="float">
            <text:p>1944</text:p>
          </table:table-cell>
          <table:table-cell table:formula="of:=SUM([.$C$2:.C5])" office:value-type="float" office:value="5753.76" calcext:value-type="float">
            <text:p>5754</text:p>
          </table:table-cell>
          <table:table-cell table:formula="of:=[.E4]-0.002" office:value-type="float" office:value="1.246" calcext:value-type="float">
            <text:p>1.2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5]*[.E6]" office:value-type="float" office:value="2418.03744" calcext:value-type="float">
            <text:p>2418</text:p>
          </table:table-cell>
          <table:table-cell table:formula="of:=SUM([.$C$2:.C6])" office:value-type="float" office:value="8171.79744" calcext:value-type="float">
            <text:p>8172</text:p>
          </table:table-cell>
          <table:table-cell table:formula="of:=[.E5]-0.002" office:value-type="float" office:value="1.244" calcext:value-type="float">
            <text:p>1.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6]*[.E7]" office:value-type="float" office:value="3003.20250048" calcext:value-type="float">
            <text:p>3003</text:p>
          </table:table-cell>
          <table:table-cell table:formula="of:=SUM([.$C$2:.C7])" office:value-type="float" office:value="11174.99994048" calcext:value-type="float">
            <text:p>11175</text:p>
          </table:table-cell>
          <table:table-cell table:formula="of:=[.E6]-0.002" office:value-type="float" office:value="1.242" calcext:value-type="float">
            <text:p>1.2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C7]*[.E8]" office:value-type="float" office:value="3723.9711005952" calcext:value-type="float">
            <text:p>3724</text:p>
          </table:table-cell>
          <table:table-cell table:formula="of:=SUM([.$C$2:.C8])" office:value-type="float" office:value="14898.9710410752" calcext:value-type="float">
            <text:p>14899</text:p>
          </table:table-cell>
          <table:table-cell table:formula="of:=[.E7]-0.002"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C8]*[.E9]" office:value-type="float" office:value="4610.27622253686" calcext:value-type="float">
            <text:p>4610</text:p>
          </table:table-cell>
          <table:table-cell table:formula="of:=SUM([.$C$2:.C9])" office:value-type="float" office:value="19509.2472636121" calcext:value-type="float">
            <text:p>19509</text:p>
          </table:table-cell>
          <table:table-cell table:formula="of:=[.E8]-0.002" office:value-type="float" office:value="1.238" calcext:value-type="float">
            <text:p>1.2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C9]*[.E10]" office:value-type="float" office:value="5698.30141105556" calcext:value-type="float">
            <text:p>5698</text:p>
          </table:table-cell>
          <table:table-cell table:formula="of:=SUM([.$C$2:.C10])" office:value-type="float" office:value="25207.5486746676" calcext:value-type="float">
            <text:p>25208</text:p>
          </table:table-cell>
          <table:table-cell table:formula="of:=[.E9]-0.002" office:value-type="float" office:value="1.236" calcext:value-type="float">
            <text:p>1.2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C10]*[.E11]" office:value-type="float" office:value="7031.70394124256" calcext:value-type="float">
            <text:p>7032</text:p>
          </table:table-cell>
          <table:table-cell table:formula="of:=SUM([.$C$2:.C11])" office:value-type="float" office:value="32239.2526159102" calcext:value-type="float">
            <text:p>32239</text:p>
          </table:table-cell>
          <table:table-cell table:formula="of:=[.E10]-0.002" office:value-type="float" office:value="1.234" calcext:value-type="float">
            <text:p>1.2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C11]*[.E12]" office:value-type="float" office:value="8663.05925561083" calcext:value-type="float">
            <text:p>8663</text:p>
          </table:table-cell>
          <table:table-cell table:formula="of:=SUM([.$C$2:.C12])" office:value-type="float" office:value="40902.311871521" calcext:value-type="float">
            <text:p>40902</text:p>
          </table:table-cell>
          <table:table-cell table:formula="of:=[.E11]-0.002" office:value-type="float" office:value="1.232" calcext:value-type="float">
            <text:p>1.2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C12]*[.E13]" office:value-type="float" office:value="10655.5628844013" calcext:value-type="float">
            <text:p>10656</text:p>
          </table:table-cell>
          <table:table-cell table:formula="of:=SUM([.$C$2:.C13])" office:value-type="float" office:value="51557.8747559223" calcext:value-type="float">
            <text:p>51558</text:p>
          </table:table-cell>
          <table:table-cell table:formula="of:=[.E12]-0.002"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C13]*[.E14]" office:value-type="float" office:value="13085.0312220448" calcext:value-type="float">
            <text:p>13085</text:p>
          </table:table-cell>
          <table:table-cell table:formula="of:=SUM([.$C$2:.C14])" office:value-type="float" office:value="64642.9059779671" calcext:value-type="float">
            <text:p>64643</text:p>
          </table:table-cell>
          <table:table-cell table:formula="of:=[.E13]-0.002" office:value-type="float" office:value="1.228" calcext:value-type="float">
            <text:p>1.2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C14]*[.E15]" office:value-type="float" office:value="16042.2482782269" calcext:value-type="float">
            <text:p>16042</text:p>
          </table:table-cell>
          <table:table-cell table:formula="of:=SUM([.$C$2:.C15])" office:value-type="float" office:value="80685.1542561941" calcext:value-type="float">
            <text:p>80685</text:p>
          </table:table-cell>
          <table:table-cell table:formula="of:=[.E14]-0.002" office:value-type="float" office:value="1.226" calcext:value-type="float">
            <text:p>1.2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C15]*[.E16]" office:value-type="float" office:value="19635.7118925498" calcext:value-type="float">
            <text:p>19636</text:p>
          </table:table-cell>
          <table:table-cell table:formula="of:=SUM([.$C$2:.C16])" office:value-type="float" office:value="100320.866148744" calcext:value-type="float">
            <text:p>100321</text:p>
          </table:table-cell>
          <table:table-cell table:formula="of:=[.E15]-0.002" office:value-type="float" office:value="1.224" calcext:value-type="float">
            <text:p>1.2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C16]*[.E17]" office:value-type="float" office:value="23994.8399326958" calcext:value-type="float">
            <text:p>23995</text:p>
          </table:table-cell>
          <table:table-cell table:formula="of:=SUM([.$C$2:.C17])" office:value-type="float" office:value="124315.70608144" calcext:value-type="float">
            <text:p>124316</text:p>
          </table:table-cell>
          <table:table-cell table:formula="of:=[.E16]-0.002" office:value-type="float" office:value="1.222" calcext:value-type="float">
            <text:p>1.2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C17]*[.E18]" office:value-type="float" office:value="29273.7047178889" calcext:value-type="float">
            <text:p>29274</text:p>
          </table:table-cell>
          <table:table-cell table:formula="of:=SUM([.$C$2:.C18])" office:value-type="float" office:value="153589.410799329" calcext:value-type="float">
            <text:p>153589</text:p>
          </table:table-cell>
          <table:table-cell table:formula="of:=[.E17]-0.002"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C18]*[.E19]" office:value-type="float" office:value="35655.3723463887" calcext:value-type="float">
            <text:p>35655</text:p>
          </table:table-cell>
          <table:table-cell table:formula="of:=SUM([.$C$2:.C19])" office:value-type="float" office:value="189244.783145717" calcext:value-type="float">
            <text:p>189245</text:p>
          </table:table-cell>
          <table:table-cell table:formula="of:=[.E18]-0.002" office:value-type="float" office:value="1.218" calcext:value-type="float">
            <text:p>1.2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C19]*[.E20]" office:value-type="float" office:value="43356.9327732087" calcext:value-type="float">
            <text:p>43357</text:p>
          </table:table-cell>
          <table:table-cell table:formula="of:=SUM([.$C$2:.C20])" office:value-type="float" office:value="232601.715918926" calcext:value-type="float">
            <text:p>232602</text:p>
          </table:table-cell>
          <table:table-cell table:formula="of:=[.E19]-0.002" office:value-type="float" office:value="1.216" calcext:value-type="float">
            <text:p>1.2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C20]*[.E21]" office:value-type="float" office:value="52635.3163866753" calcext:value-type="float">
            <text:p>52635</text:p>
          </table:table-cell>
          <table:table-cell table:formula="of:=SUM([.$C$2:.C21])" office:value-type="float" office:value="285237.032305601" calcext:value-type="float">
            <text:p>285237</text:p>
          </table:table-cell>
          <table:table-cell table:formula="of:=[.E20]-0.002" office:value-type="float" office:value="1.214" calcext:value-type="float">
            <text:p>1.2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C21]*[.E22]" office:value-type="float" office:value="63794.0034606505" calcext:value-type="float">
            <text:p>63794</text:p>
          </table:table-cell>
          <table:table-cell table:formula="of:=SUM([.$C$2:.C22])" office:value-type="float" office:value="349031.035766252" calcext:value-type="float">
            <text:p>349031</text:p>
          </table:table-cell>
          <table:table-cell table:formula="of:=[.E21]-0.002"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C22]*[.E23]" office:value-type="float" office:value="77190.7441873871" calcext:value-type="float">
            <text:p>77191</text:p>
          </table:table-cell>
          <table:table-cell table:formula="of:=SUM([.$C$2:.C23])" office:value-type="float" office:value="426221.779953639" calcext:value-type="float">
            <text:p>426222</text:p>
          </table:table-cell>
          <table:table-cell table:formula="of:=[.E22]-0.002"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[.C23]*[.E24]" office:value-type="float" office:value="93246.4189783636" calcext:value-type="float">
            <text:p>93246</text:p>
          </table:table-cell>
          <table:table-cell table:formula="of:=SUM([.$C$2:.C24])" office:value-type="float" office:value="519468.198932002" calcext:value-type="float">
            <text:p>519468</text:p>
          </table:table-cell>
          <table:table-cell table:formula="of:=[.E23]-0.002" office:value-type="float" office:value="1.208" calcext:value-type="float">
            <text:p>1.2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[.C24]*[.E25]" office:value-type="float" office:value="112455.181287906" calcext:value-type="float">
            <text:p>112455</text:p>
          </table:table-cell>
          <table:table-cell table:formula="of:=SUM([.$C$2:.C25])" office:value-type="float" office:value="631923.380219909" calcext:value-type="float">
            <text:p>631923</text:p>
          </table:table-cell>
          <table:table-cell table:formula="of:=[.E24]-0.002" office:value-type="float" office:value="1.206" calcext:value-type="float">
            <text:p>1.2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C25]*[.E26]" office:value-type="float" office:value="135396.038270639" calcext:value-type="float">
            <text:p>135396</text:p>
          </table:table-cell>
          <table:table-cell table:formula="of:=SUM([.$C$2:.C26])" office:value-type="float" office:value="767319.418490548" calcext:value-type="float">
            <text:p>767319</text:p>
          </table:table-cell>
          <table:table-cell table:formula="of:=[.E25]-0.002" office:value-type="float" office:value="1.204" calcext:value-type="float">
            <text:p>1.2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[.C26]*[.E27]" office:value-type="float" office:value="162746.038001309" calcext:value-type="float">
            <text:p>162746</text:p>
          </table:table-cell>
          <table:table-cell table:formula="of:=SUM([.$C$2:.C27])" office:value-type="float" office:value="930065.456491857" calcext:value-type="float">
            <text:p>930065</text:p>
          </table:table-cell>
          <table:table-cell table:formula="of:=[.E26]-0.002" office:value-type="float" office:value="1.202" calcext:value-type="float">
            <text:p>1.2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[.C27]*[.E28]" office:value-type="float" office:value="195295.24560157" calcext:value-type="float">
            <text:p>195295</text:p>
          </table:table-cell>
          <table:table-cell table:formula="of:=SUM([.$C$2:.C28])" office:value-type="float" office:value="1125360.70209343" calcext:value-type="float">
            <text:p>1125361</text:p>
          </table:table-cell>
          <table:table-cell table:formula="of:=[.E27]-0.002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[.C28]*[.E29]" office:value-type="float" office:value="233963.704230681" calcext:value-type="float">
            <text:p>233964</text:p>
          </table:table-cell>
          <table:table-cell table:formula="of:=SUM([.$C$2:.C29])" office:value-type="float" office:value="1359324.40632411" calcext:value-type="float">
            <text:p>1359324</text:p>
          </table:table-cell>
          <table:table-cell table:formula="of:=[.E28]-0.002" office:value-type="float" office:value="1.198" calcext:value-type="float">
            <text:p>1.1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[.C29]*[.E30]" office:value-type="float" office:value="279820.590259895" calcext:value-type="float">
            <text:p>279821</text:p>
          </table:table-cell>
          <table:table-cell table:formula="of:=SUM([.$C$2:.C30])" office:value-type="float" office:value="1639144.996584" calcext:value-type="float">
            <text:p>1639145</text:p>
          </table:table-cell>
          <table:table-cell table:formula="of:=[.E29]-0.002" office:value-type="float" office:value="1.196" calcext:value-type="float">
            <text:p>1.1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[.C30]*[.E31]" office:value-type="float" office:value="334105.784770314" calcext:value-type="float">
            <text:p>334106</text:p>
          </table:table-cell>
          <table:table-cell table:formula="of:=SUM([.$C$2:.C31])" office:value-type="float" office:value="1973250.78135432" calcext:value-type="float">
            <text:p>1973251</text:p>
          </table:table-cell>
          <table:table-cell table:formula="of:=[.E30]-0.002" office:value-type="float" office:value="1.194" calcext:value-type="float">
            <text:p>1.1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formula="of:=[.C31]*[.E32]" office:value-type="float" office:value="398254.095446215" calcext:value-type="float">
            <text:p>398254</text:p>
          </table:table-cell>
          <table:table-cell table:formula="of:=SUM([.$C$2:.C32])" office:value-type="float" office:value="2371504.87680053" calcext:value-type="float">
            <text:p>2371505</text:p>
          </table:table-cell>
          <table:table-cell table:formula="of:=[.E31]-0.002" office:value-type="float" office:value="1.192" calcext:value-type="float">
            <text:p>1.1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[.C32]*[.E33]" office:value-type="float" office:value="473922.373580995" calcext:value-type="float">
            <text:p>473922</text:p>
          </table:table-cell>
          <table:table-cell table:formula="of:=SUM([.$C$2:.C33])" office:value-type="float" office:value="2845427.25038153" calcext:value-type="float">
            <text:p>2845427</text:p>
          </table:table-cell>
          <table:table-cell table:formula="of:=[.E32]-0.002"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[.C33]*[.E34]" office:value-type="float" office:value="563019.779814222" calcext:value-type="float">
            <text:p>563020</text:p>
          </table:table-cell>
          <table:table-cell table:formula="of:=SUM([.$C$2:.C34])" office:value-type="float" office:value="3408447.03019575" calcext:value-type="float">
            <text:p>3408447</text:p>
          </table:table-cell>
          <table:table-cell table:formula="of:=[.E33]-0.002" office:value-type="float" office:value="1.188" calcext:value-type="float">
            <text:p>1.1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formula="of:=[.C34]*[.E35]" office:value-type="float" office:value="667741.458859668" calcext:value-type="float">
            <text:p>667741</text:p>
          </table:table-cell>
          <table:table-cell table:formula="of:=SUM([.$C$2:.C35])" office:value-type="float" office:value="4076188.48905542" calcext:value-type="float">
            <text:p>4076188</text:p>
          </table:table-cell>
          <table:table-cell table:formula="of:=[.E34]-0.002" office:value-type="float" office:value="1.186" calcext:value-type="float">
            <text:p>1.1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formula="of:=[.C35]*[.E36]" office:value-type="float" office:value="790605.887289846" calcext:value-type="float">
            <text:p>790606</text:p>
          </table:table-cell>
          <table:table-cell table:formula="of:=SUM([.$C$2:.C36])" office:value-type="float" office:value="4866794.37634526" calcext:value-type="float">
            <text:p>4866794</text:p>
          </table:table-cell>
          <table:table-cell table:formula="of:=[.E35]-0.002" office:value-type="float" office:value="1.184" calcext:value-type="float">
            <text:p>1.1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formula="of:=[.C36]*[.E37]" office:value-type="float" office:value="934496.158776599" calcext:value-type="float">
            <text:p>934496</text:p>
          </table:table-cell>
          <table:table-cell table:formula="of:=SUM([.$C$2:.C37])" office:value-type="float" office:value="5801290.53512186" calcext:value-type="float">
            <text:p>5801291</text:p>
          </table:table-cell>
          <table:table-cell table:formula="of:=[.E36]-0.002" office:value-type="float" office:value="1.182" calcext:value-type="float">
            <text:p>1.1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[.C37]*[.E38]" office:value-type="float" office:value="1102705.46735639" calcext:value-type="float">
            <text:p>1102705</text:p>
          </table:table-cell>
          <table:table-cell table:formula="of:=SUM([.$C$2:.C38])" office:value-type="float" office:value="6903996.00247825" calcext:value-type="float">
            <text:p>6903996</text:p>
          </table:table-cell>
          <table:table-cell table:formula="of:=[.E37]-0.002"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[.C38]*[.E39]" office:value-type="float" office:value="1298987.04054582" calcext:value-type="float">
            <text:p>1298987</text:p>
          </table:table-cell>
          <table:table-cell table:formula="of:=SUM([.$C$2:.C39])" office:value-type="float" office:value="8202983.04302407" calcext:value-type="float">
            <text:p>8202983</text:p>
          </table:table-cell>
          <table:table-cell table:formula="of:=[.E38]-0.002" office:value-type="float" office:value="1.178" calcext:value-type="float">
            <text:p>1.1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[.C39]*[.E40]" office:value-type="float" office:value="1527608.75968189" calcext:value-type="float">
            <text:p>1527609</text:p>
          </table:table-cell>
          <table:table-cell table:formula="of:=SUM([.$C$2:.C40])" office:value-type="float" office:value="9730591.80270596" calcext:value-type="float">
            <text:p>9730592</text:p>
          </table:table-cell>
          <table:table-cell table:formula="of:=[.E39]-0.002" office:value-type="float" office:value="1.176" calcext:value-type="float">
            <text:p>1.1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[.C40]*[.E41]" office:value-type="float" office:value="1793412.68386654" calcext:value-type="float">
            <text:p>1793413</text:p>
          </table:table-cell>
          <table:table-cell table:formula="of:=SUM([.$C$2:.C41])" office:value-type="float" office:value="11524004.4865725" calcext:value-type="float">
            <text:p>11524004</text:p>
          </table:table-cell>
          <table:table-cell table:formula="of:=[.E40]-0.002" office:value-type="float" office:value="1.174" calcext:value-type="float">
            <text:p>1.1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[.C41]*[.E42]" office:value-type="float" office:value="2101879.66549158" calcext:value-type="float">
            <text:p>2101880</text:p>
          </table:table-cell>
          <table:table-cell table:formula="of:=SUM([.$C$2:.C42])" office:value-type="float" office:value="13625884.1520641" calcext:value-type="float">
            <text:p>13625884</text:p>
          </table:table-cell>
          <table:table-cell table:formula="of:=[.E41]-0.002" office:value-type="float" office:value="1.172" calcext:value-type="float">
            <text:p>1.1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formula="of:=[.C42]*[.E43]" office:value-type="float" office:value="2459199.20862515" calcext:value-type="float">
            <text:p>2459199</text:p>
          </table:table-cell>
          <table:table-cell table:formula="of:=SUM([.$C$2:.C43])" office:value-type="float" office:value="16085083.3606892" calcext:value-type="float">
            <text:p>16085083</text:p>
          </table:table-cell>
          <table:table-cell table:formula="of:=[.E42]-0.002"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[.C43]*[.E44]" office:value-type="float" office:value="2872344.67567417" calcext:value-type="float">
            <text:p>2872345</text:p>
          </table:table-cell>
          <table:table-cell table:formula="of:=SUM([.$C$2:.C44])" office:value-type="float" office:value="18957428.0363634" calcext:value-type="float">
            <text:p>18957428</text:p>
          </table:table-cell>
          <table:table-cell table:formula="of:=[.E43]-0.002" office:value-type="float" office:value="1.168" calcext:value-type="float">
            <text:p>1.1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C44]*[.E45]" office:value-type="float" office:value="3349153.89183609" calcext:value-type="float">
            <text:p>3349154</text:p>
          </table:table-cell>
          <table:table-cell table:formula="of:=SUM([.$C$2:.C45])" office:value-type="float" office:value="22306581.9281995" calcext:value-type="float">
            <text:p>22306582</text:p>
          </table:table-cell>
          <table:table-cell table:formula="of:=[.E44]-0.002" office:value-type="float" office:value="1.166" calcext:value-type="float">
            <text:p>1.1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[.C45]*[.E46]" office:value-type="float" office:value="3898415.1300972" calcext:value-type="float">
            <text:p>3898415</text:p>
          </table:table-cell>
          <table:table-cell table:formula="of:=SUM([.$C$2:.C46])" office:value-type="float" office:value="26204997.0582967" calcext:value-type="float">
            <text:p>26204997</text:p>
          </table:table-cell>
          <table:table-cell table:formula="of:=[.E45]-0.002" office:value-type="float" office:value="1.164" calcext:value-type="float">
            <text:p>1.1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[.C46]*[.E47]" office:value-type="float" office:value="4529958.38117295" calcext:value-type="float">
            <text:p>4529958</text:p>
          </table:table-cell>
          <table:table-cell table:formula="of:=SUM([.$C$2:.C47])" office:value-type="float" office:value="30734955.4394696" calcext:value-type="float">
            <text:p>30734955</text:p>
          </table:table-cell>
          <table:table-cell table:formula="of:=[.E46]-0.002" office:value-type="float" office:value="1.162" calcext:value-type="float">
            <text:p>1.1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[.C47]*[.E48]" office:value-type="float" office:value="5254751.72216062" calcext:value-type="float">
            <text:p>5254752</text:p>
          </table:table-cell>
          <table:table-cell table:formula="of:=SUM([.$C$2:.C48])" office:value-type="float" office:value="35989707.1616303" calcext:value-type="float">
            <text:p>35989707</text:p>
          </table:table-cell>
          <table:table-cell table:formula="of:=[.E47]-0.002"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[.C48]*[.E49]" office:value-type="float" office:value="6085002.494262" calcext:value-type="float">
            <text:p>6085002</text:p>
          </table:table-cell>
          <table:table-cell table:formula="of:=SUM([.$C$2:.C49])" office:value-type="float" office:value="42074709.6558923" calcext:value-type="float">
            <text:p>42074710</text:p>
          </table:table-cell>
          <table:table-cell table:formula="of:=[.E48]-0.002" office:value-type="float" office:value="1.158" calcext:value-type="float">
            <text:p>1.1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[.C49]*[.E50]" office:value-type="float" office:value="7034262.88336687" calcext:value-type="float">
            <text:p>7034263</text:p>
          </table:table-cell>
          <table:table-cell table:formula="of:=SUM([.$C$2:.C50])" office:value-type="float" office:value="49108972.5392591" calcext:value-type="float">
            <text:p>49108973</text:p>
          </table:table-cell>
          <table:table-cell table:formula="of:=[.E49]-0.002" office:value-type="float" office:value="1.156" calcext:value-type="float">
            <text:p>1.1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[.C50]*[.E51]" office:value-type="float" office:value="8117539.36740537" calcext:value-type="float">
            <text:p>8117539</text:p>
          </table:table-cell>
          <table:table-cell table:formula="of:=SUM([.$C$2:.C51])" office:value-type="float" office:value="57226511.9066645" calcext:value-type="float">
            <text:p>57226512</text:p>
          </table:table-cell>
          <table:table-cell table:formula="of:=[.E50]-0.002" office:value-type="float" office:value="1.154" calcext:value-type="float">
            <text:p>1.1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[.C51]*[.E52]" office:value-type="float" office:value="9351405.35125099" calcext:value-type="float">
            <text:p>9351405</text:p>
          </table:table-cell>
          <table:table-cell table:formula="of:=SUM([.$C$2:.C52])" office:value-type="float" office:value="66577917.2579155" calcext:value-type="float">
            <text:p>66577917</text:p>
          </table:table-cell>
          <table:table-cell table:formula="of:=[.E51]-0.002" office:value-type="float" office:value="1.152" calcext:value-type="float">
            <text:p>1.1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[.C52]*[.E53]" office:value-type="float" office:value="10754116.1539386" calcext:value-type="float">
            <text:p>10754116</text:p>
          </table:table-cell>
          <table:table-cell table:formula="of:=SUM([.$C$2:.C53])" office:value-type="float" office:value="77332033.4118541" calcext:value-type="float">
            <text:p>77332033</text:p>
          </table:table-cell>
          <table:table-cell table:formula="of:=[.E52]-0.002"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[.C53]*[.E54]" office:value-type="float" office:value="12345725.3447216" calcext:value-type="float">
            <text:p>12345725</text:p>
          </table:table-cell>
          <table:table-cell table:formula="of:=SUM([.$C$2:.C54])" office:value-type="float" office:value="89677758.7565757" calcext:value-type="float">
            <text:p>89677759</text:p>
          </table:table-cell>
          <table:table-cell table:formula="of:=[.E53]-0.002" office:value-type="float" office:value="1.148" calcext:value-type="float">
            <text:p>1.1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[.C54]*[.E55]" office:value-type="float" office:value="14148201.2450509" calcext:value-type="float">
            <text:p>14148201</text:p>
          </table:table-cell>
          <table:table-cell table:formula="of:=SUM([.$C$2:.C55])" office:value-type="float" office:value="103825960.001627" calcext:value-type="float">
            <text:p>103825960</text:p>
          </table:table-cell>
          <table:table-cell table:formula="of:=[.E54]-0.002" office:value-type="float" office:value="1.146" calcext:value-type="float">
            <text:p>1.1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[.C55]*[.E56]" office:value-type="float" office:value="16185542.2243382" calcext:value-type="float">
            <text:p>16185542</text:p>
          </table:table-cell>
          <table:table-cell table:formula="of:=SUM([.$C$2:.C56])" office:value-type="float" office:value="120011502.225965" calcext:value-type="float">
            <text:p>120011502</text:p>
          </table:table-cell>
          <table:table-cell table:formula="of:=[.E55]-0.002" office:value-type="float" office:value="1.144" calcext:value-type="float">
            <text:p>1.1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[.C56]*[.E57]" office:value-type="float" office:value="18483889.2201943" calcext:value-type="float">
            <text:p>18483889</text:p>
          </table:table-cell>
          <table:table-cell table:formula="of:=SUM([.$C$2:.C57])" office:value-type="float" office:value="138495391.446159" calcext:value-type="float">
            <text:p>138495391</text:p>
          </table:table-cell>
          <table:table-cell table:formula="of:=[.E56]-0.002" office:value-type="float" office:value="1.142" calcext:value-type="float">
            <text:p>1.1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[.C57]*[.E58]" office:value-type="float" office:value="21071633.7110214" calcext:value-type="float">
            <text:p>21071634</text:p>
          </table:table-cell>
          <table:table-cell table:formula="of:=SUM([.$C$2:.C58])" office:value-type="float" office:value="159567025.157181" calcext:value-type="float">
            <text:p>159567025</text:p>
          </table:table-cell>
          <table:table-cell table:formula="of:=[.E57]-0.002"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[.C58]*[.E59]" office:value-type="float" office:value="23979519.1631424" calcext:value-type="float">
            <text:p>23979519</text:p>
          </table:table-cell>
          <table:table-cell table:formula="of:=SUM([.$C$2:.C59])" office:value-type="float" office:value="183546544.320323" calcext:value-type="float">
            <text:p>183546544</text:p>
          </table:table-cell>
          <table:table-cell table:formula="of:=[.E58]-0.002" office:value-type="float" office:value="1.138" calcext:value-type="float">
            <text:p>1.1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[.C59]*[.E60]" office:value-type="float" office:value="27240733.7693298" calcext:value-type="float">
            <text:p>27240734</text:p>
          </table:table-cell>
          <table:table-cell table:formula="of:=SUM([.$C$2:.C60])" office:value-type="float" office:value="210787278.089653" calcext:value-type="float">
            <text:p>210787278</text:p>
          </table:table-cell>
          <table:table-cell table:formula="of:=[.E59]-0.002" office:value-type="float" office:value="1.136" calcext:value-type="float">
            <text:p>1.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15:34:45.707152606</meta:creation-date>
    <dc:date>2014-10-19T15:43:02.766267890</dc:date>
    <meta:editing-duration>P0D</meta:editing-duration>
    <meta:editing-cycles>1</meta:editing-cycles>
    <meta:document-statistic meta:table-count="1" meta:cell-count="299" meta:object-count="0"/>
    <meta:generator>LibreOffice/4.2.6.3$Linux_X86_64 LibreOffice_project/420m0$Build-3</meta:generator>
  </office:meta>
</office:document-meta>
</file>